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8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30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4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2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1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2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2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4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5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2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4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7436" calcext:value-type="float">
            <text:p>0.56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609987096774" calcext:value-type="float">
            <text:p>1.2660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172" calcext:value-type="float">
            <text:p>4.0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6832" calcext:value-type="float">
            <text:p>4.0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30975" calcext:value-type="float">
            <text:p>3.6213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6928" calcext:value-type="float">
            <text:p>5.13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37032258065" calcext:value-type="float">
            <text:p>7.510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657575" calcext:value-type="float">
            <text:p>4.6065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27608" calcext:value-type="float">
            <text:p>2.63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44775" calcext:value-type="float">
            <text:p>0.9154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44872" calcext:value-type="float">
            <text:p>0.49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022" calcext:value-type="float">
            <text:p>0.17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50742068965517" calcext:value-type="float">
            <text:p>-0.055074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802580645161" calcext:value-type="float">
            <text:p>0.12880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79375" calcext:value-type="float">
            <text:p>2.547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85272" calcext:value-type="float">
            <text:p>4.87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10115" calcext:value-type="float">
            <text:p>7.331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827793548387" calcext:value-type="float">
            <text:p>6.648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314" calcext:value-type="float">
            <text:p>5.179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40335483871" calcext:value-type="float">
            <text:p>2.8954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4576" calcext:value-type="float">
            <text:p>4.62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71725" calcext:value-type="float">
            <text:p>1.54771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281032258065" calcext:value-type="float">
            <text:p>0.41728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9803096774194" calcext:value-type="float">
            <text:p>0.16980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61696551724138" calcext:value-type="float">
            <text:p>0.096169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7703225806452" calcext:value-type="float">
            <text:p>-0.04277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54475" calcext:value-type="float">
            <text:p>-0.1675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7664" calcext:value-type="float">
            <text:p>0.21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437" calcext:value-type="float">
            <text:p>0.829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7312" calcext:value-type="float">
            <text:p>0.79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58075" calcext:value-type="float">
            <text:p>0.745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260980645161" calcext:value-type="float">
            <text:p>2.9126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06993548387" calcext:value-type="float">
            <text:p>1.555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35819354839" calcext:value-type="float">
            <text:p>2.5463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377470967742" calcext:value-type="float">
            <text:p>1.3437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41715" calcext:value-type="float">
            <text:p>2.1341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49857142857" calcext:value-type="float">
            <text:p>4.4244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76593548387" calcext:value-type="float">
            <text:p>7.8857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43587096774" calcext:value-type="float">
            <text:p>7.7644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9712" calcext:value-type="float">
            <text:p>7.66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508" calcext:value-type="float">
            <text:p>7.49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79458064516" calcext:value-type="float">
            <text:p>8.065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400748387097" calcext:value-type="float">
            <text:p>8.0240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99458064516" calcext:value-type="float">
            <text:p>5.093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8" calcext:value-type="float">
            <text:p>2.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19277419355" calcext:value-type="float">
            <text:p>1.4071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95775" calcext:value-type="float">
            <text:p>0.4239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571142857143" calcext:value-type="float">
            <text:p>0.10657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09427096774194" calcext:value-type="float">
            <text:p>0.02094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84425" calcext:value-type="float">
            <text:p>2.5638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3416" calcext:value-type="float">
            <text:p>9.15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17405" calcext:value-type="float">
            <text:p>8.5917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1584" calcext:value-type="float">
            <text:p>8.4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18185" calcext:value-type="float">
            <text:p>7.6918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31122580645" calcext:value-type="float">
            <text:p>7.1973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07974193548" calcext:value-type="float">
            <text:p>5.3820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012490322581" calcext:value-type="float">
            <text:p>1.5401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95950967741935" calcext:value-type="float">
            <text:p>0.029595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0213935483871" calcext:value-type="float">
            <text:p>0.0402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90451428571429" calcext:value-type="float">
            <text:p>-0.08904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14085714286" calcext:value-type="float">
            <text:p>4.8281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3648" calcext:value-type="float">
            <text:p>5.17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84232258065" calcext:value-type="float">
            <text:p>5.1908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647561290323" calcext:value-type="float">
            <text:p>5.2064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999767741936" calcext:value-type="float">
            <text:p>5.3399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3855483871" calcext:value-type="float">
            <text:p>2.814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3656" calcext:value-type="float">
            <text:p>0.58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6960551724138" calcext:value-type="float">
            <text:p>0.40696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218064516129" calcext:value-type="float">
            <text:p>0.36821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9345" calcext:value-type="float">
            <text:p>3.6669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4056" calcext:value-type="float">
            <text:p>6.24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243675" calcext:value-type="float">
            <text:p>6.542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1824" calcext:value-type="float">
            <text:p>7.8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196" calcext:value-type="float">
            <text:p>7.66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19275" calcext:value-type="float">
            <text:p>4.2091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0584" calcext:value-type="float">
            <text:p>1.9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128825" calcext:value-type="float">
            <text:p>0.4012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85824" calcext:value-type="float">
            <text:p>-0.13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35255" calcext:value-type="float">
            <text:p>-0.0135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006" calcext:value-type="float">
            <text:p>0.04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680025" calcext:value-type="float">
            <text:p>0.3068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043793548387" calcext:value-type="float">
            <text:p>1.0704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1848" calcext:value-type="float">
            <text:p>1.7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515325" calcext:value-type="float">
            <text:p>0.8451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9904" calcext:value-type="float">
            <text:p>0.48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686925" calcext:value-type="float">
            <text:p>0.0968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481290322581" calcext:value-type="float">
            <text:p>0.70448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35251612903" calcext:value-type="float">
            <text:p>4.0003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48748387097" calcext:value-type="float">
            <text:p>1.958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9097290322581" calcext:value-type="float">
            <text:p>0.2990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6696774193548" calcext:value-type="float">
            <text:p>0.04866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998" calcext:value-type="float">
            <text:p>7.45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971025" calcext:value-type="float">
            <text:p>8.349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47785" calcext:value-type="float">
            <text:p>8.5147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5116" calcext:value-type="float">
            <text:p>8.67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190125" calcext:value-type="float">
            <text:p>7.5919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7216" calcext:value-type="float">
            <text:p>7.6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297677419355" calcext:value-type="float">
            <text:p>8.8229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24255483871" calcext:value-type="float">
            <text:p>9.992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0068" calcext:value-type="float">
            <text:p>7.91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71896774194" calcext:value-type="float">
            <text:p>6.8217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5588" calcext:value-type="float">
            <text:p>5.0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025625" calcext:value-type="float">
            <text:p>5.8602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25848275862" calcext:value-type="float">
            <text:p>9.70125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12025806452" calcext:value-type="float">
            <text:p>9.9341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68082758621" calcext:value-type="float">
            <text:p>10.0668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5416" calcext:value-type="float">
            <text:p>10.37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1775" calcext:value-type="float">
            <text:p>10.39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79416" calcext:value-type="float">
            <text:p>10.6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7609" calcext:value-type="float">
            <text:p>10.587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4610909091" calcext:value-type="float">
            <text:p>10.61646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5032" calcext:value-type="float">
            <text:p>10.0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08438709677" calcext:value-type="float">
            <text:p>8.4180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93584" calcext:value-type="float">
            <text:p>3.29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4865" calcext:value-type="float">
            <text:p>2.368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9574" calcext:value-type="float">
            <text:p>3.449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723625" calcext:value-type="float">
            <text:p>8.3672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95285" calcext:value-type="float">
            <text:p>8.419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47584" calcext:value-type="float">
            <text:p>8.40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11638709677" calcext:value-type="float">
            <text:p>8.6741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64936" calcext:value-type="float">
            <text:p>8.21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05264516129" calcext:value-type="float">
            <text:p>7.9920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73367741935" calcext:value-type="float">
            <text:p>5.5137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98812903226" calcext:value-type="float">
            <text:p>2.1049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240475" calcext:value-type="float">
            <text:p>0.952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2664" calcext:value-type="float">
            <text:p>0.65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4343225806452" calcext:value-type="float">
            <text:p>0.2143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21616551724138" calcext:value-type="float">
            <text:p>-0.0321616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1781161290323" calcext:value-type="float">
            <text:p>0.1417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613496774194" calcext:value-type="float">
            <text:p>1.006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4512" calcext:value-type="float">
            <text:p>3.25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492336842105" calcext:value-type="float">
            <text:p>2.454923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7264" calcext:value-type="float">
            <text:p>1.67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36748387097" calcext:value-type="float">
            <text:p>2.1413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42181818182" calcext:value-type="float">
            <text:p>3.61742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18864" calcext:value-type="float">
            <text:p>1.6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0427096774194" calcext:value-type="float">
            <text:p>0.59042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652" calcext:value-type="float">
            <text:p>-0.00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3163096774194" calcext:value-type="float">
            <text:p>0.38316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606285714286" calcext:value-type="float">
            <text:p>0.49660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963612903226" calcext:value-type="float">
            <text:p>0.34796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96490322581" calcext:value-type="float">
            <text:p>1.021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520593548387" calcext:value-type="float">
            <text:p>3.4052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022" calcext:value-type="float">
            <text:p>3.224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23008" calcext:value-type="float">
            <text:p>1.4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93858064516" calcext:value-type="float">
            <text:p>7.3129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82025" calcext:value-type="float">
            <text:p>9.610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10368" calcext:value-type="float">
            <text:p>7.381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65135483871" calcext:value-type="float">
            <text:p>2.5936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828" calcext:value-type="float">
            <text:p>0.65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0230967741935" calcext:value-type="float">
            <text:p>0.25023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499142857143" calcext:value-type="float">
            <text:p>0.29249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92593548387" calcext:value-type="float">
            <text:p>1.545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964051612903" calcext:value-type="float">
            <text:p>8.2096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0384" calcext:value-type="float">
            <text:p>8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658075" calcext:value-type="float">
            <text:p>8.4565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7744" calcext:value-type="float">
            <text:p>8.53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7375483871" calcext:value-type="float">
            <text:p>9.4407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704175" calcext:value-type="float">
            <text:p>9.0970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92025806452" calcext:value-type="float">
            <text:p>9.0959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0815483871" calcext:value-type="float">
            <text:p>5.716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46584" calcext:value-type="float">
            <text:p>1.25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073925" calcext:value-type="float">
            <text:p>0.5807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7397714285714" calcext:value-type="float">
            <text:p>0.29739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3822451612903" calcext:value-type="float">
            <text:p>0.3738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482" calcext:value-type="float">
            <text:p>2.332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74008" calcext:value-type="float">
            <text:p>2.92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6825" calcext:value-type="float">
            <text:p>3.174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7216" calcext:value-type="float">
            <text:p>4.19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9635" calcext:value-type="float">
            <text:p>8.8519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035555555556" calcext:value-type="float">
            <text:p>8.63035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78472" calcext:value-type="float">
            <text:p>5.7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225729032258" calcext:value-type="float">
            <text:p>2.7222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1184" calcext:value-type="float">
            <text:p>1.6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1485419354839" calcext:value-type="float">
            <text:p>0.6514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2895142857143" calcext:value-type="float">
            <text:p>0.41289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888258064516" calcext:value-type="float">
            <text:p>0.4578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20825806452" calcext:value-type="float">
            <text:p>1.8752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726" calcext:value-type="float">
            <text:p>4.7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08851612903" calcext:value-type="float">
            <text:p>3.031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38984" calcext:value-type="float">
            <text:p>1.5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757475" calcext:value-type="float">
            <text:p>0.4075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0762838709677" calcext:value-type="float">
            <text:p>0.40076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4576" calcext:value-type="float">
            <text:p>0.5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501723076923" calcext:value-type="float">
            <text:p>1.10501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1767272727273" calcext:value-type="float">
            <text:p>0.63176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5468285714286" calcext:value-type="float">
            <text:p>0.53546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8084903225806" calcext:value-type="float">
            <text:p>0.45808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2393806451613" calcext:value-type="float">
            <text:p>0.42239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35976" calcext:value-type="float">
            <text:p>0.79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3340413793103" calcext:value-type="float">
            <text:p>0.50334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6089806451613" calcext:value-type="float">
            <text:p>0.2760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402219354839" calcext:value-type="float">
            <text:p>2.144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78993548387" calcext:value-type="float">
            <text:p>1.219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8224" calcext:value-type="float">
            <text:p>2.56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85375" calcext:value-type="float">
            <text:p>3.0208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9488" calcext:value-type="float">
            <text:p>3.2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542322580645" calcext:value-type="float">
            <text:p>1.2354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44496551724" calcext:value-type="float">
            <text:p>2.06244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95685" calcext:value-type="float">
            <text:p>4.9295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40464516129" calcext:value-type="float">
            <text:p>4.712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15368" calcext:value-type="float">
            <text:p>5.03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06475" calcext:value-type="float">
            <text:p>4.3280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9776" calcext:value-type="float">
            <text:p>2.56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77574193548" calcext:value-type="float">
            <text:p>1.8067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18375" calcext:value-type="float">
            <text:p>2.2321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3004" calcext:value-type="float">
            <text:p>1.68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190285714286" calcext:value-type="float">
            <text:p>0.21619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34064516129032" calcext:value-type="float">
            <text:p>0.0093406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252571428571" calcext:value-type="float">
            <text:p>0.55125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67325" calcext:value-type="float">
            <text:p>0.526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1878709677419" calcext:value-type="float">
            <text:p>0.65187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84664" calcext:value-type="float">
            <text:p>0.9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9025" calcext:value-type="float">
            <text:p>1.886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0488" calcext:value-type="float">
            <text:p>4.0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783303225807" calcext:value-type="float">
            <text:p>6.357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4023" calcext:value-type="float">
            <text:p>7.804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28976" calcext:value-type="float">
            <text:p>7.89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525961290323" calcext:value-type="float">
            <text:p>6.1452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50064516129" calcext:value-type="float">
            <text:p>5.099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5854" calcext:value-type="float">
            <text:p>7.97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37275" calcext:value-type="float">
            <text:p>8.3163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112696774194" calcext:value-type="float">
            <text:p>8.1811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03952" calcext:value-type="float">
            <text:p>8.14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07984516129" calcext:value-type="float">
            <text:p>7.4207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8856" calcext:value-type="float">
            <text:p>6.65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131025" calcext:value-type="float">
            <text:p>5.9113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14784" calcext:value-type="float">
            <text:p>3.7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893371428571" calcext:value-type="float">
            <text:p>1.91893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936593548387" calcext:value-type="float">
            <text:p>2.399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59455" calcext:value-type="float">
            <text:p>0.3259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809290322581" calcext:value-type="float">
            <text:p>0.6618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93434482759" calcext:value-type="float">
            <text:p>2.64093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11563636364" calcext:value-type="float">
            <text:p>2.42611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20525" calcext:value-type="float">
            <text:p>5.8332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871019354839" calcext:value-type="float">
            <text:p>7.648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99046153846" calcext:value-type="float">
            <text:p>7.19199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66141935484" calcext:value-type="float">
            <text:p>7.3936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854575" calcext:value-type="float">
            <text:p>8.9385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053625" calcext:value-type="float">
            <text:p>8.100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92864" calcext:value-type="float">
            <text:p>8.81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76509090909" calcext:value-type="float">
            <text:p>6.69876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158090322581" calcext:value-type="float">
            <text:p>2.5215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14503225807" calcext:value-type="float">
            <text:p>2.3771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45225" calcext:value-type="float">
            <text:p>2.4754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01075" calcext:value-type="float">
            <text:p>4.670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995025" calcext:value-type="float">
            <text:p>6.4599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258141935484" calcext:value-type="float">
            <text:p>6.3725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26775" calcext:value-type="float">
            <text:p>5.5712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03690322581" calcext:value-type="float">
            <text:p>4.265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60225" calcext:value-type="float">
            <text:p>2.9136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096825" calcext:value-type="float">
            <text:p>1.6509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727277419355" calcext:value-type="float">
            <text:p>5.857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921" calcext:value-type="float">
            <text:p>3.177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749987096774" calcext:value-type="float">
            <text:p>1.0374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689454545455" calcext:value-type="float">
            <text:p>0.528689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9202666666667" calcext:value-type="float">
            <text:p>0.30920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283975" calcext:value-type="float">
            <text:p>0.6228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195225" calcext:value-type="float">
            <text:p>1.141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95816" calcext:value-type="float">
            <text:p>0.9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434375" calcext:value-type="float">
            <text:p>0.4643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59432258065" calcext:value-type="float">
            <text:p>1.3015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65025" calcext:value-type="float">
            <text:p>4.0596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62435" calcext:value-type="float">
            <text:p>8.8062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51483870968" calcext:value-type="float">
            <text:p>7.179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2284" calcext:value-type="float">
            <text:p>2.2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46064516129" calcext:value-type="float">
            <text:p>0.5884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277975" calcext:value-type="float">
            <text:p>0.1427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17715862068966" calcext:value-type="float">
            <text:p>0.0117715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323975" calcext:value-type="float">
            <text:p>-0.0132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14054193548387" calcext:value-type="float">
            <text:p>0.01140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733935483871" calcext:value-type="float">
            <text:p>0.7717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42625" calcext:value-type="float">
            <text:p>4.9344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88077419355" calcext:value-type="float">
            <text:p>5.387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1215" calcext:value-type="float">
            <text:p>4.4011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243" calcext:value-type="float">
            <text:p>3.849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44748387097" calcext:value-type="float">
            <text:p>2.4004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6335" calcext:value-type="float">
            <text:p>2.0206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079070967742" calcext:value-type="float">
            <text:p>1.0907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996225" calcext:value-type="float">
            <text:p>0.4599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3556137931035" calcext:value-type="float">
            <text:p>0.153556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1332" calcext:value-type="float">
            <text:p>0.7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21969230769" calcext:value-type="float">
            <text:p>4.27821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433" calcext:value-type="float">
            <text:p>7.97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27690322581" calcext:value-type="float">
            <text:p>4.6612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45975" calcext:value-type="float">
            <text:p>1.7734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8709419354839" calcext:value-type="float">
            <text:p>0.53870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7235" calcext:value-type="float">
            <text:p>0.4547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843789473684" calcext:value-type="float">
            <text:p>0.91584378947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308" calcext:value-type="float">
            <text:p>2.8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338" calcext:value-type="float">
            <text:p>4.22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6944" calcext:value-type="float">
            <text:p>4.7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03741935484" calcext:value-type="float">
            <text:p>5.449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58" calcext:value-type="float">
            <text:p>6.16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660675" calcext:value-type="float">
            <text:p>5.6166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67384615385" calcext:value-type="float">
            <text:p>4.36567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4828" calcext:value-type="float">
            <text:p>2.8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3006" calcext:value-type="float">
            <text:p>0.683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9334451612903" calcext:value-type="float">
            <text:p>0.2793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531142857143" calcext:value-type="float">
            <text:p>0.16753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5540129032258" calcext:value-type="float">
            <text:p>0.42554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2931870967742" calcext:value-type="float">
            <text:p>0.30293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28104" calcext:value-type="float">
            <text:p>0.6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8952516129032" calcext:value-type="float">
            <text:p>0.41895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26984" calcext:value-type="float">
            <text:p>0.81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3966709677419" calcext:value-type="float">
            <text:p>0.59396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1416774193548" calcext:value-type="float">
            <text:p>0.1514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588" calcext:value-type="float">
            <text:p>0.64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850606451613" calcext:value-type="float">
            <text:p>1.1485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66336" calcext:value-type="float">
            <text:p>0.4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3203612903226" calcext:value-type="float">
            <text:p>0.3632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8729142857143" calcext:value-type="float">
            <text:p>0.60872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287716129032" calcext:value-type="float">
            <text:p>2.0528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51767741936" calcext:value-type="float">
            <text:p>4.1665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1184" calcext:value-type="float">
            <text:p>4.3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184631578947" calcext:value-type="float">
            <text:p>6.951846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47" calcext:value-type="float">
            <text:p>7.1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281647058824" calcext:value-type="float">
            <text:p>7.742816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227885714286" calcext:value-type="float">
            <text:p>5.9322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70184615385" calcext:value-type="float">
            <text:p>4.208701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87948387097" calcext:value-type="float">
            <text:p>1.6658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68648" calcext:value-type="float">
            <text:p>0.41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96701935483871" calcext:value-type="float">
            <text:p>0.08967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454571428571" calcext:value-type="float">
            <text:p>0.26245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8154838709677" calcext:value-type="float">
            <text:p>0.10815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41135483871" calcext:value-type="float">
            <text:p>0.2924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35672" calcext:value-type="float">
            <text:p>0.75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61935483871" calcext:value-type="float">
            <text:p>0.813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7808" calcext:value-type="float">
            <text:p>5.58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4955" calcext:value-type="float">
            <text:p>5.354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547" calcext:value-type="float">
            <text:p>3.6145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524" calcext:value-type="float">
            <text:p>2.41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32575" calcext:value-type="float">
            <text:p>2.2253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1034322580645" calcext:value-type="float">
            <text:p>0.6310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7304516129032" calcext:value-type="float">
            <text:p>0.1873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1352" calcext:value-type="float">
            <text:p>-0.0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42225" calcext:value-type="float">
            <text:p>3.7594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329909677419" calcext:value-type="float">
            <text:p>6.0432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66761290323" calcext:value-type="float">
            <text:p>5.21866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562812903226" calcext:value-type="float">
            <text:p>3.415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7504516129" calcext:value-type="float">
            <text:p>1.70275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0589818181818" calcext:value-type="float">
            <text:p>0.77058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3341935483871" calcext:value-type="float">
            <text:p>0.6833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347" calcext:value-type="float">
            <text:p>1.09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2665548387097" calcext:value-type="float">
            <text:p>0.48266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8507096774194" calcext:value-type="float">
            <text:p>0.4685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2949161290323" calcext:value-type="float">
            <text:p>0.34294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2064" calcext:value-type="float">
            <text:p>0.4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872225" calcext:value-type="float">
            <text:p>5.7787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484516129032" calcext:value-type="float">
            <text:p>8.654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63561290323" calcext:value-type="float">
            <text:p>8.3916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36325" calcext:value-type="float">
            <text:p>8.2403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12232258065" calcext:value-type="float">
            <text:p>8.1931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4286" calcext:value-type="float">
            <text:p>8.38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9335" calcext:value-type="float">
            <text:p>5.5639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47535483871" calcext:value-type="float">
            <text:p>3.0904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22975" calcext:value-type="float">
            <text:p>1.8382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6748129032258" calcext:value-type="float">
            <text:p>0.9467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121925" calcext:value-type="float">
            <text:p>0.6112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3865931034483" calcext:value-type="float">
            <text:p>0.503865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6222451612903" calcext:value-type="float">
            <text:p>0.5262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021625806452" calcext:value-type="float">
            <text:p>2.3202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4928" calcext:value-type="float">
            <text:p>4.04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41212903226" calcext:value-type="float">
            <text:p>3.9734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14296" calcext:value-type="float">
            <text:p>4.02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307380645161" calcext:value-type="float">
            <text:p>2.053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29264516129" calcext:value-type="float">
            <text:p>0.7682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324" calcext:value-type="float">
            <text:p>1.32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79922580645" calcext:value-type="float">
            <text:p>1.5767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98912" calcext:value-type="float">
            <text:p>1.05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54038709677" calcext:value-type="float">
            <text:p>1.7795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2562" calcext:value-type="float">
            <text:p>6.782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075251612903" calcext:value-type="float">
            <text:p>7.200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81987096774" calcext:value-type="float">
            <text:p>7.7888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47016" calcext:value-type="float">
            <text:p>7.59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944051612903" calcext:value-type="float">
            <text:p>6.6094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40848" calcext:value-type="float">
            <text:p>7.38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18529032258" calcext:value-type="float">
            <text:p>7.480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03767741936" calcext:value-type="float">
            <text:p>5.6600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9328" calcext:value-type="float">
            <text:p>4.2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44387096774" calcext:value-type="float">
            <text:p>1.732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55664" calcext:value-type="float">
            <text:p>0.6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3498580645161" calcext:value-type="float">
            <text:p>0.3634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2318620689655" calcext:value-type="float">
            <text:p>0.552318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92593548387" calcext:value-type="float">
            <text:p>1.9269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81703225807" calcext:value-type="float">
            <text:p>7.3728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82656" calcext:value-type="float">
            <text:p>7.40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508725" calcext:value-type="float">
            <text:p>7.1750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0248" calcext:value-type="float">
            <text:p>5.50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965238709677" calcext:value-type="float">
            <text:p>4.1996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20619354839" calcext:value-type="float">
            <text:p>1.7112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6168" calcext:value-type="float">
            <text:p>1.98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70632258065" calcext:value-type="float">
            <text:p>1.8167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2432" calcext:value-type="float">
            <text:p>0.70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2191483870968" calcext:value-type="float">
            <text:p>0.3521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914" calcext:value-type="float">
            <text:p>0.45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172925" calcext:value-type="float">
            <text:p>0.881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88129032258" calcext:value-type="float">
            <text:p>5.047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7792" calcext:value-type="float">
            <text:p>9.18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43775" calcext:value-type="float">
            <text:p>9.2174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04848" calcext:value-type="float">
            <text:p>9.0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24903225807" calcext:value-type="float">
            <text:p>9.6862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896748387097" calcext:value-type="float">
            <text:p>9.608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37016" calcext:value-type="float">
            <text:p>7.21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429548387097" calcext:value-type="float">
            <text:p>4.994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7856" calcext:value-type="float">
            <text:p>1.91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1774193548387" calcext:value-type="float">
            <text:p>0.9217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4310571428571" calcext:value-type="float">
            <text:p>0.63431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205677419355" calcext:value-type="float">
            <text:p>0.9082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70655483871" calcext:value-type="float">
            <text:p>1.397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4128" calcext:value-type="float">
            <text:p>6.1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73729032258" calcext:value-type="float">
            <text:p>6.9437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0896" calcext:value-type="float">
            <text:p>5.11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58606451613" calcext:value-type="float">
            <text:p>4.4555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804851612903" calcext:value-type="float">
            <text:p>5.378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92" calcext:value-type="float">
            <text:p>4.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74275" calcext:value-type="float">
            <text:p>2.8947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50888" calcext:value-type="float">
            <text:p>1.95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7775483871" calcext:value-type="float">
            <text:p>1.378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096314285714" calcext:value-type="float">
            <text:p>2.4809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895974193548" calcext:value-type="float">
            <text:p>7.088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762916129032" calcext:value-type="float">
            <text:p>7.3076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4552" calcext:value-type="float">
            <text:p>7.09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284851612903" calcext:value-type="float">
            <text:p>5.6828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8888" calcext:value-type="float">
            <text:p>2.89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43535483871" calcext:value-type="float">
            <text:p>1.03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01625806452" calcext:value-type="float">
            <text:p>2.2440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9872" calcext:value-type="float">
            <text:p>2.58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886374193548" calcext:value-type="float">
            <text:p>1.748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43824" calcext:value-type="float">
            <text:p>0.82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8385290322581" calcext:value-type="float">
            <text:p>0.6983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23152" calcext:value-type="float">
            <text:p>0.64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9837161290323" calcext:value-type="float">
            <text:p>0.58983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286" calcext:value-type="float">
            <text:p>3.8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95612903226" calcext:value-type="float">
            <text:p>2.6109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7548" calcext:value-type="float">
            <text:p>1.7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61333333333" calcext:value-type="float">
            <text:p>2.0286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82529032258" calcext:value-type="float">
            <text:p>1.9328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0936" calcext:value-type="float">
            <text:p>1.9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129" calcext:value-type="float">
            <text:p>1.032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3272" calcext:value-type="float">
            <text:p>0.4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51776" calcext:value-type="float">
            <text:p>0.45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8902" calcext:value-type="float">
            <text:p>0.35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062775" calcext:value-type="float">
            <text:p>0.4506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690275" calcext:value-type="float">
            <text:p>1.1269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63455483871" calcext:value-type="float">
            <text:p>3.256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36575483871" calcext:value-type="float">
            <text:p>2.3236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1318" calcext:value-type="float">
            <text:p>1.40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42432" calcext:value-type="float">
            <text:p>0.5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936774193548" calcext:value-type="float">
            <text:p>1.2093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2736" calcext:value-type="float">
            <text:p>2.51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378" calcext:value-type="float">
            <text:p>1.62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6584" calcext:value-type="float">
            <text:p>1.12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6216258064516" calcext:value-type="float">
            <text:p>0.7962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132857142857" calcext:value-type="float">
            <text:p>0.57313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78296774194" calcext:value-type="float">
            <text:p>1.237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720051612903" calcext:value-type="float">
            <text:p>7.7372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78952" calcext:value-type="float">
            <text:p>8.4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37032258065" calcext:value-type="float">
            <text:p>8.272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02776" calcext:value-type="float">
            <text:p>7.25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824696774194" calcext:value-type="float">
            <text:p>7.9982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303587096774" calcext:value-type="float">
            <text:p>7.9930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9252" calcext:value-type="float">
            <text:p>6.9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13422222222" calcext:value-type="float">
            <text:p>6.5631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9272" calcext:value-type="float">
            <text:p>3.7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241475" calcext:value-type="float">
            <text:p>4.8424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414012903226" calcext:value-type="float">
            <text:p>8.2741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87904516129" calcext:value-type="float">
            <text:p>8.118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762838709677" calcext:value-type="float">
            <text:p>7.8176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33367741936" calcext:value-type="float">
            <text:p>7.647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2352" calcext:value-type="float">
            <text:p>7.49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843509677419" calcext:value-type="float">
            <text:p>5.9884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650812903226" calcext:value-type="float">
            <text:p>2.8365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74" calcext:value-type="float">
            <text:p>2.1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220175" calcext:value-type="float">
            <text:p>0.8522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30448" calcext:value-type="float">
            <text:p>0.33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43525" calcext:value-type="float">
            <text:p>0.534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019365517241" calcext:value-type="float">
            <text:p>1.05019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65780645161" calcext:value-type="float">
            <text:p>4.4396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161058064516" calcext:value-type="float">
            <text:p>5.8316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1992" calcext:value-type="float">
            <text:p>5.42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63483870968" calcext:value-type="float">
            <text:p>5.0916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2072" calcext:value-type="float">
            <text:p>5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141109677419" calcext:value-type="float">
            <text:p>3.891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67303225806" calcext:value-type="float">
            <text:p>2.79167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2232084391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360448" calcext:value-type="float">
            <text:p>1.16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0" meta:object-count="0"/>
    <meta:user-defined meta:name="AppVersion">3.0</meta:user-defined>
  </office:meta>
</office:document-meta>
</file>